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monospace"/>
  </office:font-face-decls>
  <office:automatic-styles>
    <style:style style:name="Tabela1" style:family="table" style:master-page-name="Standard">
      <style:table-properties style:width="16.995cm" style:page-number="auto" table:align="left"/>
    </style:style>
    <style:style style:name="Tabela1.A" style:family="table-column">
      <style:table-column-properties style:column-width="2.708cm"/>
    </style:style>
    <style:style style:name="Tabela1.B" style:family="table-column">
      <style:table-column-properties style:column-width="5.793cm"/>
    </style:style>
    <style:style style:name="Tabela1.C" style:family="table-column">
      <style:table-column-properties style:column-width="4.249cm"/>
    </style:style>
    <style:style style:name="Tabela1.D" style:family="table-column">
      <style:table-column-properties style:column-width="4.246cm"/>
    </style:style>
    <style:style style:name="Tabela1.A1" style:family="table-cell">
      <style:table-cell-properties style:writing-mode="page"/>
    </style:style>
    <style:style style:name="Tabela1.B49" style:family="table-cell">
      <style:table-cell-properties fo:padding="0cm" fo:border="none" style:writing-mode="page"/>
    </style:style>
    <style:style style:name="P1" style:family="paragraph" style:parent-style-name="Standard">
      <style:text-properties officeooo:rsid="00022efa" officeooo:paragraph-rsid="00022efa"/>
    </style:style>
    <style:style style:name="P2" style:family="paragraph" style:parent-style-name="Table_20_Contents">
      <style:text-properties officeooo:paragraph-rsid="000257f1"/>
    </style:style>
    <style:style style:name="P3" style:family="paragraph" style:parent-style-name="Table_20_Contents">
      <style:text-properties style:text-line-through-style="solid" style:text-line-through-type="single" officeooo:paragraph-rsid="000257f1"/>
    </style:style>
    <style:style style:name="P4" style:family="paragraph" style:parent-style-name="Table_20_Contents">
      <style:text-properties officeooo:paragraph-rsid="0003a347"/>
    </style:style>
    <style:style style:name="P5" style:family="paragraph" style:parent-style-name="Table_20_Contents">
      <style:text-properties officeooo:paragraph-rsid="0004493d"/>
    </style:style>
    <style:style style:name="P6" style:family="paragraph" style:parent-style-name="Table_20_Contents">
      <style:text-properties officeooo:rsid="0004493d" officeooo:paragraph-rsid="0004493d"/>
    </style:style>
    <style:style style:name="P7" style:family="paragraph" style:parent-style-name="Table_20_Contents">
      <style:text-properties officeooo:rsid="000514fa" officeooo:paragraph-rsid="000514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text:p>
      <text:p text:style-name="P1"/>
      <text:p text:style-name="P1"/>
      <text:p text:style-name="P1">DisplayName:<text:tab/><text:tab/><text:tab/><text:tab/><text:tab/><text:tab/><text:tab/>"Coral Bay Cafe",</text:p>
      <text:p text:style-name="P1"/>
      <text:p text:style-name="P1">formattedAddress:<text:tab/><text:tab/><text:tab/><text:tab/><text:tab/><text:tab/>"722 Rockaway St, Staten Island, NY 10307, USA",</text:p>
      <text:p text:style-name="P1"/>
      <text:p text:style-name="P1">postalAddress:<text:tab/>{<text:tab/>regionCode:<text:tab/><text:tab/><text:tab/>"US",</text:p>
      <text:p text:style-name="P1"><text:tab/><text:tab/><text:tab/><text:tab/>languageCode:<text:tab/><text:tab/>"en-US",</text:p>
      <text:p text:style-name="P1"><text:tab/><text:tab/><text:tab/><text:tab/>postalCode:<text:tab/><text:tab/><text:tab/>"10307-1817",</text:p>
      <text:p text:style-name="P1"><text:tab/><text:tab/><text:tab/><text:tab/>administrativeArea:<text:tab/><text:tab/>"New York",</text:p>
      <text:p text:style-name="P1"><text:tab/><text:tab/><text:tab/><text:tab/>locality:<text:tab/><text:tab/><text:tab/>"Staten Island",</text:p>
      <text:p text:style-name="P1"><text:tab/><text:tab/><text:tab/><text:tab/>addressLines:<text:tab/><text:tab/><text:tab/>["722 Rockaway St"]</text:p>
      <text:p text:style-name="P1"><text:tab/><text:tab/><text:tab/>},</text:p>
      <text:p text:style-name="P1"/>
      <text:p text:style-name="P1">location:<text:tab/>{<text:tab/><text:tab/>latitude:<text:tab/><text:tab/><text:tab/>40.499243199999995,</text:p>
      <text:p text:style-name="P1"><text:tab/><text:tab/><text:tab/><text:tab/>longitude:<text:tab/><text:tab/><text:tab/>-74.2390059</text:p>
      <text:p text:style-name="P1"><text:tab/><text:tab/>},</text:p>
      <text:p text:style-name="P1"/>
      <text:p text:style-name="P1">types:<text:tab/><text:tab/><text:tab/><text:tab/><text:tab/><text:tab/><text:tab/><text:tab/>[“italian_restaurant", "restaurant", "food", "point_of_interest", "establishment"],</text:p>
      <text:p text:style-name="P1"/>
      <text:p text:style-name="P1">primaryType:<text:tab/><text:tab/><text:tab/><text:tab/><text:tab/><text:tab/><text:tab/>"italian_restaurant",</text:p>
      <text:p text:style-name="P1"/>
      <text:p text:style-name="P1">googleMapsUri:<text:tab/><text:tab/><text:tab/><text:tab/><text:tab/><text:tab/>"https://maps.google.com/?cid=15654868475702358741",</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places.name</text:p>
          </table:table-cell>
          <table:table-cell table:style-name="Tabela1.A1" office:value-type="string">
            <text:p text:style-name="Table_20_Contents"/>
          </table:table-cell>
          <table:table-cell table:style-name="Tabela1.A1" office:value-type="string">
            <text:p text:style-name="Table_20_Contents">"places/ChIJ8Zcs173Kw4kRbIjQkXWb_48"</text:p>
          </table:table-cell>
        </table:table-row>
        <table:table-row>
          <table:table-cell table:style-name="Tabela1.A1" office:value-type="string">
            <text:p text:style-name="Table_20_Contents"/>
          </table:table-cell>
          <table:table-cell table:style-name="Tabela1.A1" office:value-type="string">
            <text:p text:style-name="Table_20_Contents">places.id</text:p>
          </table:table-cell>
          <table:table-cell table:style-name="Tabela1.A1" office:value-type="string">
            <text:p text:style-name="Table_20_Contents"/>
          </table:table-cell>
          <table:table-cell table:style-name="Tabela1.A1" office:value-type="string">
            <text:p text:style-name="Table_20_Contents">"ChIJ8Zcs173Kw4kRbIjQkXWb_48"</text:p>
          </table:table-cell>
        </table:table-row>
        <table:table-row>
          <table:table-cell table:style-name="Tabela1.A1" office:value-type="string">
            <text:p text:style-name="Table_20_Contents"/>
          </table:table-cell>
          <table:table-cell table:style-name="Tabela1.A1" office:value-type="string">
            <text:p text:style-name="Table_20_Contents">places.attribution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places.accessibilityOptions</text:p>
          </table:table-cell>
          <table:table-cell table:style-name="Tabela1.A1" office:value-type="string">
            <text:p text:style-name="Table_20_Contents"/>
          </table:table-cell>
          <table:table-cell table:style-name="Tabela1.A1" office:value-type="string">
            <text:p text:style-name="Table_20_Contents">{"wheelchairAccessibleEntrance": true,</text:p>
            <text:p text:style-name="Table_20_Contents"><text:s text:c="12"/>"wheelchairAccessibleRestroom": true,</text:p>
            <text:p text:style-name="Table_20_Contents"><text:s text:c="12"/>"wheelchairAccessibleSeating": true</text:p>
            <text:p text:style-name="Table_20_Contents"><text:s text:c="8"/>},</text:p>
          </table:table-cell>
        </table:table-row>
        <table:table-row>
          <table:table-cell table:style-name="Tabela1.A1" office:value-type="string">
            <text:p text:style-name="Table_20_Contents"/>
          </table:table-cell>
          <table:table-cell table:style-name="Tabela1.A1" office:value-type="string">
            <text:p text:style-name="P2">places.addressComponents</text:p>
          </table:table-cell>
          <table:table-cell table:style-name="Tabela1.A1" office:value-type="string">
            <text:p text:style-name="Table_20_Contents"/>
          </table:table-cell>
          <table:table-cell table:style-name="Tabela1.A1" office:value-type="string">
            <text:p text:style-name="Table_20_Contents">[{"longText": "722", "shortText": "722", "types": [</text:p>
            <text:p text:style-name="Table_20_Contents"><text:s text:c="20"/>"street_number"</text:p>
            <text:p text:style-name="Table_20_Contents"><text:s text:c="16"/>],</text:p>
            <text:p text:style-name="Table_20_Contents"><text:s text:c="16"/>"languageCode": "en-US"</text:p>
            <text:p text:style-name="Table_20_Contents"><text:s text:c="12"/>},</text:p>
            <text:p text:style-name="Table_20_Contents"><text:s text:c="12"/>{</text:p>
            <text:p text:style-name="Table_20_Contents"><text:s text:c="16"/>"longText": "Rockaway Street",</text:p>
            <text:p text:style-name="Table_20_Contents"><text:s text:c="16"/>"shortText": "Rockaway St",</text:p>
            <text:p text:style-name="Table_20_Contents"><text:s text:c="16"/>"types": [</text:p>
            <text:p text:style-name="Table_20_Contents"><text:s text:c="20"/>"route"</text:p>
            <text:p text:style-name="Table_20_Contents"><text:s text:c="16"/>],</text:p>
            <text:p text:style-name="Table_20_Contents"><text:s text:c="16"/>"languageCode": "en"</text:p>
            <text:p text:style-name="Table_20_Contents"><text:s text:c="12"/>},</text:p>
            <text:p text:style-name="Table_20_Contents"><text:s text:c="12"/>{</text:p>
            <text:p text:style-name="Table_20_Contents"><text:s text:c="16"/>"longText": "Tottenville",</text:p>
            <text:p text:style-name="Table_20_Contents"><text:s text:c="16"/>"shortText": "Tottenville",</text:p>
            <text:p text:style-name="Table_20_Contents"><text:s text:c="16"/>"types": [</text:p>
            <text:p text:style-name="Table_20_Contents"><text:s text:c="20"/>"neighborhood",</text:p>
            <text:p text:style-name="Table_20_Contents"><text:s text:c="20"/>"political"</text:p>
            <text:p text:style-name="Table_20_Contents"><text:s text:c="16"/>],</text:p>
            <text:p text:style-name="Table_20_Contents"><text:s text:c="16"/>"languageCode": "en"</text:p>
            <text:p text:style-name="Table_20_Contents"><text:s text:c="12"/>},</text:p>
            <text:p text:style-name="Table_20_Contents"><text:s text:c="12"/>{</text:p>
            <text:p text:style-name="Table_20_Contents"><text:soft-page-break/><text:s text:c="16"/>"longText": "Staten Island",</text:p>
            <text:p text:style-name="Table_20_Contents"><text:s text:c="16"/>"shortText": "Staten Island",</text:p>
            <text:p text:style-name="Table_20_Contents"><text:s text:c="16"/>"types": [</text:p>
            <text:p text:style-name="Table_20_Contents"><text:s text:c="20"/>"sublocality_level_1",</text:p>
            <text:p text:style-name="Table_20_Contents"><text:s text:c="20"/>"sublocality",</text:p>
            <text:p text:style-name="Table_20_Contents"><text:s text:c="20"/>"political"</text:p>
            <text:p text:style-name="Table_20_Contents"><text:s text:c="16"/>],</text:p>
            <text:p text:style-name="Table_20_Contents"><text:s text:c="16"/>"languageCode": "en"</text:p>
            <text:p text:style-name="Table_20_Contents"><text:s text:c="12"/>},</text:p>
            <text:p text:style-name="Table_20_Contents"><text:s text:c="12"/>{</text:p>
            <text:p text:style-name="Table_20_Contents"><text:s text:c="16"/>"longText": "Richmond County",</text:p>
            <text:p text:style-name="Table_20_Contents"><text:s text:c="16"/>"shortText": "Richmond County",</text:p>
            <text:p text:style-name="Table_20_Contents"><text:s text:c="16"/>"types": [</text:p>
            <text:p text:style-name="Table_20_Contents"><text:s text:c="20"/>"administrative_area_level_2",</text:p>
            <text:p text:style-name="Table_20_Contents"><text:s text:c="20"/>"political"</text:p>
            <text:p text:style-name="Table_20_Contents"><text:s text:c="16"/>],</text:p>
            <text:p text:style-name="Table_20_Contents"><text:s text:c="16"/>"languageCode": "en"</text:p>
            <text:p text:style-name="Table_20_Contents"><text:s text:c="12"/>},</text:p>
            <text:p text:style-name="Table_20_Contents"><text:s text:c="12"/>{</text:p>
            <text:p text:style-name="Table_20_Contents"><text:s text:c="16"/>"longText": "New York",</text:p>
            <text:p text:style-name="Table_20_Contents"><text:s text:c="16"/>"shortText": "NY",</text:p>
            <text:p text:style-name="Table_20_Contents"><text:s text:c="16"/>"types": [</text:p>
            <text:p text:style-name="Table_20_Contents"><text:s text:c="20"/>"administrative_area_level_1",</text:p>
            <text:p text:style-name="Table_20_Contents"><text:s text:c="20"/>"political"</text:p>
            <text:p text:style-name="Table_20_Contents"><text:s text:c="16"/>],</text:p>
            <text:p text:style-name="Table_20_Contents"><text:s text:c="16"/>"languageCode": "en"</text:p>
            <text:p text:style-name="Table_20_Contents"><text:s text:c="12"/>},</text:p>
            <text:p text:style-name="Table_20_Contents"><text:s text:c="12"/>{</text:p>
            <text:p text:style-name="Table_20_Contents"><text:s text:c="16"/>"longText": "United States",</text:p>
            <text:p text:style-name="Table_20_Contents"><text:s text:c="16"/>"shortText": "US",</text:p>
            <text:p text:style-name="Table_20_Contents"><text:s text:c="16"/>"types": [</text:p>
            <text:p text:style-name="Table_20_Contents"><text:s text:c="20"/>"country",</text:p>
            <text:p text:style-name="Table_20_Contents"><text:s text:c="20"/>"political"</text:p>
            <text:p text:style-name="Table_20_Contents"><text:s text:c="16"/>],</text:p>
            <text:p text:style-name="Table_20_Contents"><text:s text:c="16"/><text:soft-page-break/>"languageCode": "en"</text:p>
            <text:p text:style-name="Table_20_Contents"><text:s text:c="12"/>},</text:p>
            <text:p text:style-name="Table_20_Contents"><text:s text:c="12"/>{</text:p>
            <text:p text:style-name="Table_20_Contents"><text:s text:c="16"/>"longText": "10307",</text:p>
            <text:p text:style-name="Table_20_Contents"><text:s text:c="16"/>"shortText": "10307",</text:p>
            <text:p text:style-name="Table_20_Contents"><text:s text:c="16"/>"types": [</text:p>
            <text:p text:style-name="Table_20_Contents"><text:s text:c="20"/>"postal_code"</text:p>
            <text:p text:style-name="Table_20_Contents"><text:s text:c="16"/>],</text:p>
            <text:p text:style-name="Table_20_Contents"><text:s text:c="16"/>"languageCode": "en-US"</text:p>
            <text:p text:style-name="Table_20_Contents"><text:s text:c="12"/>},</text:p>
            <text:p text:style-name="Table_20_Contents"><text:s text:c="12"/>{</text:p>
            <text:p text:style-name="Table_20_Contents"><text:s text:c="16"/>"longText": "1817",</text:p>
            <text:p text:style-name="Table_20_Contents"><text:s text:c="16"/>"shortText": "1817",</text:p>
            <text:p text:style-name="Table_20_Contents"><text:s text:c="16"/>"types": [</text:p>
            <text:p text:style-name="Table_20_Contents"><text:s text:c="20"/>"postal_code_suffix"</text:p>
            <text:p text:style-name="Table_20_Contents"><text:s text:c="16"/>],</text:p>
            <text:p text:style-name="Table_20_Contents"><text:s text:c="16"/>"languageCode": "en-US"</text:p>
            <text:p text:style-name="Table_20_Contents"><text:s text:c="12"/>}</text:p>
            <text:p text:style-name="Table_20_Contents"><text:s text:c="8"/>],</text:p>
          </table:table-cell>
        </table:table-row>
        <table:table-row>
          <table:table-cell table:style-name="Tabela1.A1" office:value-type="string">
            <text:p text:style-name="Table_20_Contents"/>
          </table:table-cell>
          <table:table-cell table:style-name="Tabela1.A1" office:value-type="string">
            <text:p text:style-name="P3">places.addressDescriptor*</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places.adrFormatAddress</text:p>
          </table:table-cell>
          <table:table-cell table:style-name="Tabela1.A1" office:value-type="string">
            <text:p text:style-name="Table_20_Contents"/>
          </table:table-cell>
          <table:table-cell table:style-name="Tabela1.A1" office:value-type="string">
            <text:p text:style-name="Table_20_Contents">"&lt;span class=\"street-address\"&gt;722 Rockaway St&lt;/span&gt;, &lt;span class=\"locality\"&gt;Staten Island&lt;/span&gt;, &lt;span class=\"region\"&gt;NY&lt;/span&gt; &lt;span class=\"postal-code\"&gt;10307-1817&lt;/span&gt;, &lt;span class=\"country-name\"&gt;USA&lt;/span&gt;"</text:p>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places.containingPlace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places.iconBackgroundColor</text:p>
          </table:table-cell>
          <table:table-cell table:style-name="Tabela1.A1" office:value-type="string">
            <text:p text:style-name="Table_20_Contents"/>
          </table:table-cell>
          <table:table-cell table:style-name="Tabela1.A1" office:value-type="string">
            <text:p text:style-name="Table_20_Contents">"#FF9E67"</text:p>
          </table:table-cell>
        </table:table-row>
        <table:table-row>
          <table:table-cell table:style-name="Tabela1.A1" office:value-type="string">
            <text:p text:style-name="Table_20_Contents"/>
          </table:table-cell>
          <table:table-cell table:style-name="Tabela1.A1" office:value-type="string">
            <text:p text:style-name="P2">places.iconMaskBaseUri</text:p>
          </table:table-cell>
          <table:table-cell table:style-name="Tabela1.A1" office:value-type="string">
            <text:p text:style-name="Table_20_Contents"/>
          </table:table-cell>
          <table:table-cell table:style-name="Tabela1.A1" office:value-type="string">
            <text:p text:style-name="Table_20_Contents">"https://maps.gstatic.com/<text:soft-page-break/>mapfiles/place_api/icons/v2/restaurant_pinlet"</text:p>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places.plusCode</text:p>
          </table:table-cell>
          <table:table-cell table:style-name="Tabela1.A1" office:value-type="string">
            <text:p text:style-name="Table_20_Contents"/>
          </table:table-cell>
          <table:table-cell table:style-name="Tabela1.A1" office:value-type="string">
            <text:p text:style-name="Table_20_Contents">{</text:p>
            <text:p text:style-name="Table_20_Contents"><text:s text:c="8"/>"globalCode": "87G7FQX6+M9",</text:p>
            <text:p text:style-name="Table_20_Contents"><text:s text:c="8"/>"compoundCode": "FQX6+M9 Staten Island, NY, USA"</text:p>
            <text:p text:style-name="Table_20_Contents"><text:s text:c="4"/>}</text:p>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places.primaryTypeDisplayName</text:p>
          </table:table-cell>
          <table:table-cell table:style-name="Tabela1.A1" office:value-type="string">
            <text:p text:style-name="Table_20_Contents"/>
          </table:table-cell>
          <table:table-cell table:style-name="Tabela1.A1" office:value-type="string">
            <text:p text:style-name="P4">{</text:p>
            <text:p text:style-name="P4"><text:s text:c="8"/>"text": "Italian Restaurant",</text:p>
            <text:p text:style-name="P4"><text:s text:c="8"/>"languageCode": "en-US"</text:p>
            <text:p text:style-name="P4"><text:s text:c="4"/>}</text:p>
          </table:table-cell>
        </table:table-row>
        <table:table-row>
          <table:table-cell table:style-name="Tabela1.A1" office:value-type="string">
            <text:p text:style-name="Table_20_Contents"/>
          </table:table-cell>
          <table:table-cell table:style-name="Tabela1.A1" office:value-type="string">
            <text:p text:style-name="P2">places.pureServiceAreaBusines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places.subDestination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2"/>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places.currentOpeningHours</text:p>
          </table:table-cell>
          <table:table-cell table:style-name="Tabela1.A1" office:value-type="string">
            <text:p text:style-name="Table_20_Contents"/>
          </table:table-cell>
          <table:table-cell table:style-name="Tabela1.A1" office:value-type="string">
            <text:p text:style-name="Table_20_Contents">{</text:p>
            <text:p text:style-name="Table_20_Contents"><text:s text:c="8"/>"openNow": true,</text:p>
            <text:p text:style-name="Table_20_Contents"><text:s text:c="8"/>"periods": [</text:p>
            <text:p text:style-name="Table_20_Contents"><text:s text:c="12"/>{</text:p>
            <text:p text:style-name="Table_20_Contents"><text:s text:c="16"/>"open": {</text:p>
            <text:p text:style-name="Table_20_Contents"><text:s text:c="20"/>"day": 0,</text:p>
            <text:p text:style-name="Table_20_Contents"><text:s text:c="20"/>"hour": 1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 text:c="24"/>"day": 27</text:p>
            <text:p text:style-name="Table_20_Contents"><text:s text:c="20"/>}</text:p>
            <text:p text:style-name="Table_20_Contents"><text:s text:c="16"/>},</text:p>
            <text:p text:style-name="Table_20_Contents"><text:s text:c="16"/>"close": {</text:p>
            <text:p text:style-name="Table_20_Contents"><text:s text:c="20"/>"day": 0,</text:p>
            <text:p text:style-name="Table_20_Contents"><text:s text:c="20"/>"hour": 2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oft-page-break/><text:s text:c="24"/>"day": 27</text:p>
            <text:p text:style-name="Table_20_Contents"><text:s text:c="20"/>}</text:p>
            <text:p text:style-name="Table_20_Contents"><text:s text:c="16"/>}</text:p>
            <text:p text:style-name="Table_20_Contents"><text:s text:c="12"/>},</text:p>
            <text:p text:style-name="Table_20_Contents"><text:s text:c="12"/>{</text:p>
            <text:p text:style-name="Table_20_Contents"><text:s text:c="16"/>"open": {</text:p>
            <text:p text:style-name="Table_20_Contents"><text:s text:c="20"/>"day": 2,</text:p>
            <text:p text:style-name="Table_20_Contents"><text:s text:c="20"/>"hour": 1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 text:c="24"/>"day": 22</text:p>
            <text:p text:style-name="Table_20_Contents"><text:s text:c="20"/>}</text:p>
            <text:p text:style-name="Table_20_Contents"><text:s text:c="16"/>},</text:p>
            <text:p text:style-name="Table_20_Contents"><text:s text:c="16"/>"close": {</text:p>
            <text:p text:style-name="Table_20_Contents"><text:s text:c="20"/>"day": 2,</text:p>
            <text:p text:style-name="Table_20_Contents"><text:s text:c="20"/>"hour": 2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 text:c="24"/>"day": 22</text:p>
            <text:p text:style-name="Table_20_Contents"><text:s text:c="20"/>}</text:p>
            <text:p text:style-name="Table_20_Contents"><text:s text:c="16"/>}</text:p>
            <text:p text:style-name="Table_20_Contents"><text:s text:c="12"/>},</text:p>
            <text:p text:style-name="Table_20_Contents"><text:s text:c="12"/>{</text:p>
            <text:p text:style-name="Table_20_Contents"><text:s text:c="16"/>"open": {</text:p>
            <text:p text:style-name="Table_20_Contents"><text:s text:c="20"/>"day": 3,</text:p>
            <text:p text:style-name="Table_20_Contents"><text:s text:c="20"/>"hour": 1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 text:c="24"/>"day": 23</text:p>
            <text:p text:style-name="Table_20_Contents"><text:s text:c="20"/>}</text:p>
            <text:p text:style-name="Table_20_Contents"><text:s text:c="16"/>},</text:p>
            <text:p text:style-name="Table_20_Contents"><text:s text:c="16"/>"close": {</text:p>
            <text:p text:style-name="Table_20_Contents"><text:s text:c="20"/>"day": 3,</text:p>
            <text:p text:style-name="Table_20_Contents"><text:s text:c="20"/>"hour": 2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oft-page-break/><text:s text:c="24"/>"day": 23</text:p>
            <text:p text:style-name="Table_20_Contents"><text:s text:c="20"/>}</text:p>
            <text:p text:style-name="Table_20_Contents"><text:s text:c="16"/>}</text:p>
            <text:p text:style-name="Table_20_Contents"><text:s text:c="12"/>},</text:p>
            <text:p text:style-name="Table_20_Contents"><text:s text:c="12"/>{</text:p>
            <text:p text:style-name="Table_20_Contents"><text:s text:c="16"/>"open": {</text:p>
            <text:p text:style-name="Table_20_Contents"><text:s text:c="20"/>"day": 4,</text:p>
            <text:p text:style-name="Table_20_Contents"><text:s text:c="20"/>"hour": 1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 text:c="24"/>"day": 24</text:p>
            <text:p text:style-name="Table_20_Contents"><text:s text:c="20"/>}</text:p>
            <text:p text:style-name="Table_20_Contents"><text:s text:c="16"/>},</text:p>
            <text:p text:style-name="Table_20_Contents"><text:s text:c="16"/>"close": {</text:p>
            <text:p text:style-name="Table_20_Contents"><text:s text:c="20"/>"day": 4,</text:p>
            <text:p text:style-name="Table_20_Contents"><text:s text:c="20"/>"hour": 2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 text:c="24"/>"day": 24</text:p>
            <text:p text:style-name="Table_20_Contents"><text:s text:c="20"/>}</text:p>
            <text:p text:style-name="Table_20_Contents"><text:s text:c="16"/>}</text:p>
            <text:p text:style-name="Table_20_Contents"><text:s text:c="12"/>},</text:p>
            <text:p text:style-name="Table_20_Contents"><text:s text:c="12"/>{</text:p>
            <text:p text:style-name="Table_20_Contents"><text:s text:c="16"/>"open": {</text:p>
            <text:p text:style-name="Table_20_Contents"><text:s text:c="20"/>"day": 5,</text:p>
            <text:p text:style-name="Table_20_Contents"><text:s text:c="20"/>"hour": 1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 text:c="24"/>"day": 25</text:p>
            <text:p text:style-name="Table_20_Contents"><text:s text:c="20"/>}</text:p>
            <text:p text:style-name="Table_20_Contents"><text:s text:c="16"/>},</text:p>
            <text:p text:style-name="Table_20_Contents"><text:s text:c="16"/>"close": {</text:p>
            <text:p text:style-name="Table_20_Contents"><text:s text:c="20"/>"day": 5,</text:p>
            <text:p text:style-name="Table_20_Contents"><text:s text:c="20"/>"hour": 2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oft-page-break/><text:s text:c="24"/>"day": 25</text:p>
            <text:p text:style-name="Table_20_Contents"><text:s text:c="20"/>}</text:p>
            <text:p text:style-name="Table_20_Contents"><text:s text:c="16"/>}</text:p>
            <text:p text:style-name="Table_20_Contents"><text:s text:c="12"/>},</text:p>
            <text:p text:style-name="Table_20_Contents"><text:s text:c="12"/>{</text:p>
            <text:p text:style-name="Table_20_Contents"><text:s text:c="16"/>"open": {</text:p>
            <text:p text:style-name="Table_20_Contents"><text:s text:c="20"/>"day": 6,</text:p>
            <text:p text:style-name="Table_20_Contents"><text:s text:c="20"/>"hour": 1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 text:c="24"/>"day": 26</text:p>
            <text:p text:style-name="Table_20_Contents"><text:s text:c="20"/>}</text:p>
            <text:p text:style-name="Table_20_Contents"><text:s text:c="16"/>},</text:p>
            <text:p text:style-name="Table_20_Contents"><text:s text:c="16"/>"close": {</text:p>
            <text:p text:style-name="Table_20_Contents"><text:s text:c="20"/>"day": 6,</text:p>
            <text:p text:style-name="Table_20_Contents"><text:s text:c="20"/>"hour": 22,</text:p>
            <text:p text:style-name="Table_20_Contents"><text:s text:c="20"/>"minute": 0,</text:p>
            <text:p text:style-name="Table_20_Contents"><text:s text:c="20"/>"date": {</text:p>
            <text:p text:style-name="Table_20_Contents"><text:s text:c="24"/>"year": 2025,</text:p>
            <text:p text:style-name="Table_20_Contents"><text:s text:c="24"/>"month": 4,</text:p>
            <text:p text:style-name="Table_20_Contents"><text:s text:c="24"/>"day": 26</text:p>
            <text:p text:style-name="Table_20_Contents"><text:s text:c="20"/>}</text:p>
            <text:p text:style-name="Table_20_Contents"><text:s text:c="16"/>}</text:p>
            <text:p text:style-name="Table_20_Contents"><text:s text:c="12"/>}</text:p>
            <text:p text:style-name="Table_20_Contents"><text:s text:c="8"/>],</text:p>
            <text:p text:style-name="Table_20_Contents"><text:s text:c="8"/>"weekdayDescriptions": [</text:p>
            <text:p text:style-name="Table_20_Contents"><text:s text:c="12"/>"Monday: Closed",</text:p>
            <text:p text:style-name="Table_20_Contents"><text:s text:c="12"/>"Tuesday: 12:00\u2009\u2013\u200910:00\u202fPM",</text:p>
            <text:p text:style-name="Table_20_Contents"><text:s text:c="12"/>"Wednesday: 12:00\u2009\u2013\u200910:00\u202fPM",</text:p>
            <text:p text:style-name="Table_20_Contents"><text:s text:c="12"/>"Thursday: 12:00\u2009\u2013\u200910:00\u202fPM",</text:p>
            <text:p text:style-name="Table_20_Contents"><text:s text:c="12"/>"Friday: 12:00\u2009\u2013\u200910:00\u202fPM",</text:p>
            <text:p text:style-name="Table_20_Contents"><text:s text:c="12"/>"Saturday: 12:00\u2009\u2013\u200910:00\u202fPM",</text:p>
            <text:p text:style-name="Table_20_Contents"><text:s text:c="12"/>"Sunday: <text:soft-page-break/>12:00\u2009\u2013\u200910:00\u202fPM"</text:p>
            <text:p text:style-name="Table_20_Contents"><text:s text:c="8"/>],</text:p>
            <text:p text:style-name="Table_20_Contents"><text:s text:c="8"/>"nextCloseTime": "2025-04-23T02:00:00Z"</text:p>
            <text:p text:style-name="Table_20_Contents"><text:s text:c="4"/>}</text:p>
          </table:table-cell>
        </table:table-row>
        <table:table-row>
          <table:table-cell table:style-name="Tabela1.A1" office:value-type="string">
            <text:p text:style-name="Table_20_Contents"/>
          </table:table-cell>
          <table:table-cell table:style-name="Tabela1.A1" office:value-type="string">
            <text:p text:style-name="P5">places.currentSecondaryOpeningHour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5">places.internationalPhoneNumber</text:p>
          </table:table-cell>
          <table:table-cell table:style-name="Tabela1.A1" office:value-type="string">
            <text:p text:style-name="Table_20_Contents"/>
          </table:table-cell>
          <table:table-cell table:style-name="Tabela1.A1" office:value-type="string">
            <text:p text:style-name="Table_20_Contents">"+1 718-356-3501"</text:p>
          </table:table-cell>
        </table:table-row>
        <table:table-row>
          <table:table-cell table:style-name="Tabela1.A1" office:value-type="string">
            <text:p text:style-name="Table_20_Contents"/>
          </table:table-cell>
          <table:table-cell table:style-name="Tabela1.A1" office:value-type="string">
            <text:p text:style-name="P5">places.nationalPhoneNumber</text:p>
          </table:table-cell>
          <table:table-cell table:style-name="Tabela1.A1" office:value-type="string">
            <text:p text:style-name="Table_20_Contents"/>
          </table:table-cell>
          <table:table-cell table:style-name="Tabela1.A1" office:value-type="string">
            <text:p text:style-name="Table_20_Contents">"(718) 356-3501"</text:p>
          </table:table-cell>
        </table:table-row>
        <table:table-row>
          <table:table-cell table:style-name="Tabela1.A1" office:value-type="string">
            <text:p text:style-name="Table_20_Contents"/>
          </table:table-cell>
          <table:table-cell table:style-name="Tabela1.A1" office:value-type="string">
            <text:p text:style-name="P5">places.priceLevel</text:p>
          </table:table-cell>
          <table:table-cell table:style-name="Tabela1.A1" office:value-type="string">
            <text:p text:style-name="Table_20_Contents"/>
          </table:table-cell>
          <table:table-cell table:style-name="Tabela1.A1" office:value-type="string">
            <text:p text:style-name="Table_20_Contents">"PRICE_LEVEL_MODERATE"</text:p>
          </table:table-cell>
        </table:table-row>
        <table:table-row>
          <table:table-cell table:style-name="Tabela1.A1" office:value-type="string">
            <text:p text:style-name="Table_20_Contents"/>
          </table:table-cell>
          <table:table-cell table:style-name="Tabela1.A1" office:value-type="string">
            <text:p text:style-name="P5">places.priceRange</text:p>
          </table:table-cell>
          <table:table-cell table:style-name="Tabela1.A1" office:value-type="string">
            <text:p text:style-name="Table_20_Contents"/>
          </table:table-cell>
          <table:table-cell table:style-name="Tabela1.A1" office:value-type="string">
            <text:p text:style-name="Table_20_Contents">{</text:p>
            <text:p text:style-name="Table_20_Contents"><text:s text:c="8"/>"startPrice": {</text:p>
            <text:p text:style-name="Table_20_Contents"><text:s text:c="12"/>"currencyCode": "USD",</text:p>
            <text:p text:style-name="Table_20_Contents"><text:s text:c="12"/>"units": "50"</text:p>
            <text:p text:style-name="Table_20_Contents"><text:s text:c="8"/>},</text:p>
            <text:p text:style-name="Table_20_Contents"><text:s text:c="8"/>"endPrice": {</text:p>
            <text:p text:style-name="Table_20_Contents"><text:s text:c="12"/>"currencyCode": "USD",</text:p>
            <text:p text:style-name="Table_20_Contents"><text:s text:c="12"/>"units": "100"</text:p>
            <text:p text:style-name="Table_20_Contents"><text:s text:c="8"/>}</text:p>
            <text:p text:style-name="Table_20_Contents"><text:s text:c="4"/>}</text:p>
          </table:table-cell>
        </table:table-row>
        <table:table-row>
          <table:table-cell table:style-name="Tabela1.A1" office:value-type="string">
            <text:p text:style-name="Table_20_Contents"/>
          </table:table-cell>
          <table:table-cell table:style-name="Tabela1.A1" office:value-type="string">
            <text:p text:style-name="P5">places.rating</text:p>
          </table:table-cell>
          <table:table-cell table:style-name="Tabela1.A1" office:value-type="string">
            <text:p text:style-name="Table_20_Contents"/>
          </table:table-cell>
          <table:table-cell table:style-name="Tabela1.A1" office:value-type="string">
            <text:p text:style-name="Table_20_Contents">4.3</text:p>
          </table:table-cell>
        </table:table-row>
        <table:table-row>
          <table:table-cell table:style-name="Tabela1.A1" office:value-type="string">
            <text:p text:style-name="Table_20_Contents"/>
          </table:table-cell>
          <table:table-cell table:style-name="Tabela1.A1" office:value-type="string">
            <text:p text:style-name="P5">places.regularOpeningHours</text:p>
          </table:table-cell>
          <table:table-cell table:style-name="Tabela1.A1" office:value-type="string">
            <text:p text:style-name="Table_20_Contents"/>
          </table:table-cell>
          <table:table-cell table:style-name="Tabela1.A1" office:value-type="string">
            <text:p text:style-name="Table_20_Contents">{</text:p>
            <text:p text:style-name="Table_20_Contents"><text:s text:c="8"/>"openNow": true,</text:p>
            <text:p text:style-name="Table_20_Contents"><text:s text:c="8"/>"periods": [</text:p>
            <text:p text:style-name="Table_20_Contents"><text:s text:c="12"/>{</text:p>
            <text:p text:style-name="Table_20_Contents"><text:s text:c="16"/>"open": {</text:p>
            <text:p text:style-name="Table_20_Contents"><text:s text:c="20"/>"day": 0,</text:p>
            <text:p text:style-name="Table_20_Contents"><text:s text:c="20"/>"hour": 12,</text:p>
            <text:p text:style-name="Table_20_Contents"><text:s text:c="20"/>"minute": 0</text:p>
            <text:p text:style-name="Table_20_Contents"><text:s text:c="16"/>},</text:p>
            <text:p text:style-name="Table_20_Contents"><text:s text:c="16"/>"close": {</text:p>
            <text:p text:style-name="Table_20_Contents"><text:s text:c="20"/>"day": 0,</text:p>
            <text:p text:style-name="Table_20_Contents"><text:s text:c="20"/>"hour": 22,</text:p>
            <text:p text:style-name="Table_20_Contents"><text:s text:c="20"/>"minute": 0</text:p>
            <text:p text:style-name="Table_20_Contents"><text:s text:c="16"/>}</text:p>
            <text:p text:style-name="Table_20_Contents"><text:s text:c="12"/>},</text:p>
            <text:p text:style-name="Table_20_Contents"><text:s text:c="12"/>{</text:p>
            <text:p text:style-name="Table_20_Contents"><text:s text:c="16"/>"open": {</text:p>
            <text:p text:style-name="Table_20_Contents"><text:s text:c="20"/>"day": 2,</text:p>
            <text:p text:style-name="Table_20_Contents"><text:s text:c="20"/>"hour": 12,</text:p>
            <text:p text:style-name="Table_20_Contents"><text:s text:c="20"/>"minute": 0</text:p>
            <text:p text:style-name="Table_20_Contents"><text:s text:c="16"/>},</text:p>
            <text:p text:style-name="Table_20_Contents"><text:s text:c="16"/>"close": {</text:p>
            <text:p text:style-name="Table_20_Contents"><text:s text:c="20"/>"day": 2,</text:p>
            <text:p text:style-name="Table_20_Contents"><text:s text:c="20"/>"hour": 22,</text:p>
            <text:p text:style-name="Table_20_Contents"><text:s text:c="20"/>"minute": 0</text:p>
            <text:p text:style-name="Table_20_Contents"><text:s text:c="16"/>}</text:p>
            <text:p text:style-name="Table_20_Contents"><text:soft-page-break/><text:s text:c="12"/>},</text:p>
            <text:p text:style-name="Table_20_Contents"><text:s text:c="12"/>{</text:p>
            <text:p text:style-name="Table_20_Contents"><text:s text:c="16"/>"open": {</text:p>
            <text:p text:style-name="Table_20_Contents"><text:s text:c="20"/>"day": 3,</text:p>
            <text:p text:style-name="Table_20_Contents"><text:s text:c="20"/>"hour": 12,</text:p>
            <text:p text:style-name="Table_20_Contents"><text:s text:c="20"/>"minute": 0</text:p>
            <text:p text:style-name="Table_20_Contents"><text:s text:c="16"/>},</text:p>
            <text:p text:style-name="Table_20_Contents"><text:s text:c="16"/>"close": {</text:p>
            <text:p text:style-name="Table_20_Contents"><text:s text:c="20"/>"day": 3,</text:p>
            <text:p text:style-name="Table_20_Contents"><text:s text:c="20"/>"hour": 22,</text:p>
            <text:p text:style-name="Table_20_Contents"><text:s text:c="20"/>"minute": 0</text:p>
            <text:p text:style-name="Table_20_Contents"><text:s text:c="16"/>}</text:p>
            <text:p text:style-name="Table_20_Contents"><text:s text:c="12"/>},</text:p>
            <text:p text:style-name="Table_20_Contents"><text:s text:c="12"/>{</text:p>
            <text:p text:style-name="Table_20_Contents"><text:s text:c="16"/>"open": {</text:p>
            <text:p text:style-name="Table_20_Contents"><text:s text:c="20"/>"day": 4,</text:p>
            <text:p text:style-name="Table_20_Contents"><text:s text:c="20"/>"hour": 12,</text:p>
            <text:p text:style-name="Table_20_Contents"><text:s text:c="20"/>"minute": 0</text:p>
            <text:p text:style-name="Table_20_Contents"><text:s text:c="16"/>},</text:p>
            <text:p text:style-name="Table_20_Contents"><text:s text:c="16"/>"close": {</text:p>
            <text:p text:style-name="Table_20_Contents"><text:s text:c="20"/>"day": 4,</text:p>
            <text:p text:style-name="Table_20_Contents"><text:s text:c="20"/>"hour": 22,</text:p>
            <text:p text:style-name="Table_20_Contents"><text:s text:c="20"/>"minute": 0</text:p>
            <text:p text:style-name="Table_20_Contents"><text:s text:c="16"/>}</text:p>
            <text:p text:style-name="Table_20_Contents"><text:s text:c="12"/>},</text:p>
            <text:p text:style-name="Table_20_Contents"><text:s text:c="12"/>{</text:p>
            <text:p text:style-name="Table_20_Contents"><text:s text:c="16"/>"open": {</text:p>
            <text:p text:style-name="Table_20_Contents"><text:s text:c="20"/>"day": 5,</text:p>
            <text:p text:style-name="Table_20_Contents"><text:s text:c="20"/>"hour": 12,</text:p>
            <text:p text:style-name="Table_20_Contents"><text:s text:c="20"/>"minute": 0</text:p>
            <text:p text:style-name="Table_20_Contents"><text:s text:c="16"/>},</text:p>
            <text:p text:style-name="Table_20_Contents"><text:s text:c="16"/>"close": {</text:p>
            <text:p text:style-name="Table_20_Contents"><text:s text:c="20"/>"day": 5,</text:p>
            <text:p text:style-name="Table_20_Contents"><text:s text:c="20"/>"hour": 22,</text:p>
            <text:p text:style-name="Table_20_Contents"><text:s text:c="20"/>"minute": 0</text:p>
            <text:p text:style-name="Table_20_Contents"><text:s text:c="16"/>}</text:p>
            <text:p text:style-name="Table_20_Contents"><text:s text:c="12"/>},</text:p>
            <text:p text:style-name="Table_20_Contents"><text:s text:c="12"/>{</text:p>
            <text:p text:style-name="Table_20_Contents"><text:s text:c="16"/>"open": {</text:p>
            <text:p text:style-name="Table_20_Contents"><text:s text:c="20"/>"day": 6,</text:p>
            <text:p text:style-name="Table_20_Contents"><text:s text:c="20"/>"hour": 12,</text:p>
            <text:p text:style-name="Table_20_Contents"><text:s text:c="20"/>"minute": 0</text:p>
            <text:p text:style-name="Table_20_Contents"><text:s text:c="16"/>},</text:p>
            <text:p text:style-name="Table_20_Contents"><text:s text:c="16"/>"close": {</text:p>
            <text:p text:style-name="Table_20_Contents"><text:s text:c="20"/>"day": 6,</text:p>
            <text:p text:style-name="Table_20_Contents"><text:s text:c="20"/>"hour": 22,</text:p>
            <text:p text:style-name="Table_20_Contents"><text:s text:c="20"/>"minute": 0</text:p>
            <text:p text:style-name="Table_20_Contents"><text:s text:c="16"/>}</text:p>
            <text:p text:style-name="Table_20_Contents"><text:s text:c="12"/>}</text:p>
            <text:p text:style-name="Table_20_Contents"><text:s text:c="8"/>],</text:p>
            <text:p text:style-name="Table_20_Contents"><text:s text:c="8"/>"weekdayDescriptions": <text:soft-page-break/>[</text:p>
            <text:p text:style-name="Table_20_Contents"><text:s text:c="12"/>"Monday: Closed",</text:p>
            <text:p text:style-name="Table_20_Contents"><text:s text:c="12"/>"Tuesday: 12:00\u2009\u2013\u200910:00\u202fPM",</text:p>
            <text:p text:style-name="Table_20_Contents"><text:s text:c="12"/>"Wednesday: 12:00\u2009\u2013\u200910:00\u202fPM",</text:p>
            <text:p text:style-name="Table_20_Contents"><text:s text:c="12"/>"Thursday: 12:00\u2009\u2013\u200910:00\u202fPM",</text:p>
            <text:p text:style-name="Table_20_Contents"><text:s text:c="12"/>"Friday: 12:00\u2009\u2013\u200910:00\u202fPM",</text:p>
            <text:p text:style-name="Table_20_Contents"><text:s text:c="12"/>"Saturday: 12:00\u2009\u2013\u200910:00\u202fPM",</text:p>
            <text:p text:style-name="Table_20_Contents"><text:s text:c="12"/>"Sunday: 12:00\u2009\u2013\u200910:00\u202fPM"</text:p>
            <text:p text:style-name="Table_20_Contents"><text:s text:c="8"/>],</text:p>
            <text:p text:style-name="Table_20_Contents"><text:s text:c="8"/>"nextCloseTime": "2025-04-23T02:00:00Z"</text:p>
            <text:p text:style-name="Table_20_Contents"><text:s text:c="4"/>}</text:p>
          </table:table-cell>
        </table:table-row>
        <table:table-row>
          <table:table-cell table:style-name="Tabela1.A1" office:value-type="string">
            <text:p text:style-name="Table_20_Contents"/>
          </table:table-cell>
          <table:table-cell table:style-name="Tabela1.A1" office:value-type="string">
            <text:p text:style-name="P5">places.regularSecondaryOpeningHour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5">places.userRatingCount</text:p>
          </table:table-cell>
          <table:table-cell table:style-name="Tabela1.A1" office:value-type="string">
            <text:p text:style-name="Table_20_Contents"/>
          </table:table-cell>
          <table:table-cell table:style-name="Tabela1.A1" office:value-type="string">
            <text:p text:style-name="Table_20_Contents">223</text:p>
          </table:table-cell>
        </table:table-row>
        <table:table-row>
          <table:table-cell table:style-name="Tabela1.A1" office:value-type="string">
            <text:p text:style-name="Table_20_Contents"/>
          </table:table-cell>
          <table:table-cell table:style-name="Tabela1.A1" office:value-type="string">
            <text:p text:style-name="P5">places.websiteUri</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places.allowsDog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5">places.curbsidePickup</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5">places.delivery</text:p>
          </table:table-cell>
          <table:table-cell table:style-name="Tabela1.A1" office:value-type="string">
            <text:p text:style-name="Table_20_Contents"/>
          </table:table-cell>
          <table:table-cell table:style-name="Tabela1.A1" office:value-type="string">
            <text:p text:style-name="Table_20_Contents"><text:s/></text:p>
          </table:table-cell>
        </table:table-row>
        <table:table-row>
          <table:table-cell table:style-name="Tabela1.A1" office:value-type="string">
            <text:p text:style-name="Table_20_Contents"/>
          </table:table-cell>
          <table:table-cell table:style-name="Tabela1.A1" office:value-type="string">
            <text:p text:style-name="P5">places.dineIn</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A1" office:value-type="string">
            <text:p text:style-name="P5">places.editorialSummary</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5">places.evChargeOption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B49" office:value-type="string">
            <text:p text:style-name="P5">places.fuelOption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B49" office:value-type="string">
            <text:p text:style-name="P5">places.goodForChildren</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goodForGroups</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goodForWatchingSports</text:p>
          </table:table-cell>
          <table:table-cell table:style-name="Tabela1.A1" office:value-type="string">
            <text:p text:style-name="Table_20_Contents"/>
          </table:table-cell>
          <table:table-cell table:style-name="Tabela1.A1" office:value-type="string">
            <text:p text:style-name="P7">false</text:p>
          </table:table-cell>
        </table:table-row>
        <table:table-row>
          <table:table-cell table:style-name="Tabela1.A1" office:value-type="string">
            <text:p text:style-name="Table_20_Contents"/>
          </table:table-cell>
          <table:table-cell table:style-name="Tabela1.B49" office:value-type="string">
            <text:p text:style-name="P5">places.liveMusic</text:p>
          </table:table-cell>
          <table:table-cell table:style-name="Tabela1.A1" office:value-type="string">
            <text:p text:style-name="Table_20_Contents"/>
          </table:table-cell>
          <table:table-cell table:style-name="Tabela1.A1" office:value-type="string">
            <text:p text:style-name="P7">false</text:p>
          </table:table-cell>
        </table:table-row>
        <table:table-row>
          <table:table-cell table:style-name="Tabela1.A1" office:value-type="string">
            <text:p text:style-name="Table_20_Contents"/>
          </table:table-cell>
          <table:table-cell table:style-name="Tabela1.B49" office:value-type="string">
            <text:p text:style-name="P5">places.menuForChildren</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parkingOptions</text:p>
          </table:table-cell>
          <table:table-cell table:style-name="Tabela1.A1" office:value-type="string">
            <text:p text:style-name="Table_20_Contents"/>
          </table:table-cell>
          <table:table-cell table:style-name="Tabela1.A1" office:value-type="string">
            <text:p text:style-name="Table_20_Contents">{</text:p>
            <text:p text:style-name="Table_20_Contents"><text:s text:c="8"/>"freeParkingLot": true,</text:p>
            <text:p text:style-name="Table_20_Contents"><text:s text:c="8"/>"freeStreetParking": true</text:p>
            <text:p text:style-name="Table_20_Contents"><text:s text:c="4"/>}</text:p>
          </table:table-cell>
        </table:table-row>
        <table:table-row>
          <table:table-cell table:style-name="Tabela1.A1" office:value-type="string">
            <text:p text:style-name="Table_20_Contents"/>
          </table:table-cell>
          <table:table-cell table:style-name="Tabela1.B49" office:value-type="string">
            <text:p text:style-name="P5">places.paymentOptions</text:p>
          </table:table-cell>
          <table:table-cell table:style-name="Tabela1.A1" office:value-type="string">
            <text:p text:style-name="Table_20_Contents"/>
          </table:table-cell>
          <table:table-cell table:style-name="Tabela1.A1" office:value-type="string">
            <text:p text:style-name="Table_20_Contents">{</text:p>
            <text:p text:style-name="Table_20_Contents"><text:s text:c="8"/>"acceptsCreditCards": <text:soft-page-break/>true,</text:p>
            <text:p text:style-name="Table_20_Contents"><text:s text:c="8"/>"acceptsDebitCards": true,</text:p>
            <text:p text:style-name="Table_20_Contents"><text:s text:c="8"/>"acceptsCashOnly": false,</text:p>
            <text:p text:style-name="Table_20_Contents"><text:s text:c="8"/>"acceptsNfc": true</text:p>
            <text:p text:style-name="Table_20_Contents"><text:s text:c="4"/>}</text:p>
          </table:table-cell>
        </table:table-row>
        <table:table-row>
          <table:table-cell table:style-name="Tabela1.A1" office:value-type="string">
            <text:p text:style-name="Table_20_Contents"/>
          </table:table-cell>
          <table:table-cell table:style-name="Tabela1.B49" office:value-type="string">
            <text:p text:style-name="P5">places.outdoorSeating</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reservable</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restroom</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reviews</text:p>
          </table:table-cell>
          <table:table-cell table:style-name="Tabela1.A1" office:value-type="string">
            <text:p text:style-name="Table_20_Contents"/>
          </table:table-cell>
          <table:table-cell table:style-name="Tabela1.A1" office:value-type="string">
            <text:p text:style-name="Table_20_Contents">[</text:p>
            <text:p text:style-name="Table_20_Contents"><text:s text:c="8"/>{</text:p>
            <text:p text:style-name="Table_20_Contents"><text:s text:c="12"/>"name": "places/ChIJ8Zcs173Kw4kRbIjQkXWb_48/reviews/ChdDSUhNMG9nS0VJQ0FnSUNMazZMbTB3RRAB",</text:p>
            <text:p text:style-name="Table_20_Contents"><text:s text:c="12"/>"relativePublishTimeDescription": "10 months ago",</text:p>
            <text:p text:style-name="Table_20_Contents"><text:s text:c="12"/>"rating": 4,</text:p>
            <text:p text:style-name="Table_20_Contents"><text:s text:c="12"/>"text": {</text:p>
            <text:p text:style-name="Table_20_Contents"><text:s text:c="16"/>"text": "My wife came to the restaurant for the first time. We are big seafood lovers. We ordered a cheese platter, clams on the half shell, seafood salad, and Scungilli over linguine in a red hot sauce. We shared everything. Everything was delicious. My wife felt that the clams were not fresh, but I disagreed with her. I thought the portion was a little small for the prices, but everything now a days cost a lot. The wine selection was adequate, <text:s/>per glass, and bottle prices were a little high. The menu was huge a lot of choices. The dessert was very good, and Cappachino was so-so. <text:soft-page-break/>Was surprised to see they did NOT charge you extra for using a credit card. That surprised me. Because every other restaurant does. I would definitely come back and other seafood items. Service was perfect, location perfect. No wait.",</text:p>
            <text:p text:style-name="Table_20_Contents"><text:s text:c="16"/>"languageCode": "en"</text:p>
            <text:p text:style-name="Table_20_Contents"><text:s text:c="12"/>},</text:p>
            <text:p text:style-name="Table_20_Contents"><text:s text:c="12"/>"originalText": {</text:p>
            <text:p text:style-name="Table_20_Contents"><text:s text:c="16"/>"text": "My wife came to the restaurant for the first time. We are big seafood lovers. We ordered a cheese platter, clams on the half shell, seafood salad, and Scungilli over linguine in a red hot sauce. We shared everything. Everything was delicious. My wife felt that the clams were not fresh, but I disagreed with her. I thought the portion was a little small for the prices, but everything now a days cost a lot. The wine selection was adequate, <text:s/>per glass, and bottle prices were a little high. The menu was huge a lot of choices. The dessert was very good, and Cappachino was so-so. Was surprised to see they did NOT charge you extra for using a credit card. That surprised me. Because every other restaurant does. I would definitely come back and other seafood items. Service was perfect, location perfect. No wait.",</text:p>
            <text:p text:style-name="Table_20_Contents"><text:soft-page-break/><text:s text:c="16"/>"languageCode": "en"</text:p>
            <text:p text:style-name="Table_20_Contents"><text:s text:c="12"/>},</text:p>
            <text:p text:style-name="Table_20_Contents"><text:s text:c="12"/>"authorAttribution": {</text:p>
            <text:p text:style-name="Table_20_Contents"><text:s text:c="16"/>"displayName": "David G.",</text:p>
            <text:p text:style-name="Table_20_Contents"><text:s text:c="16"/>"uri": "https://www.google.com/maps/contrib/111727619287453326097/reviews",</text:p>
            <text:p text:style-name="Table_20_Contents"><text:s text:c="16"/>"photoUri": "https://lh3.googleusercontent.com/a/ACg8ocICL3qyfeaa30sub9q5vhfYs3NmXkA1pCu8Aat_laDKxVTxuw=s128-c0x00000000-cc-rp-mo-ba4"</text:p>
            <text:p text:style-name="Table_20_Contents"><text:s text:c="12"/>},</text:p>
            <text:p text:style-name="Table_20_Contents"><text:s text:c="12"/>"publishTime": "2024-06-22T20:37:42.916113Z",</text:p>
            <text:p text:style-name="Table_20_Contents"><text:s text:c="12"/>"flagContentUri": "https://www.google.com/local/review/rap/report?postId=ChdDSUhNMG9nS0VJQ0FnSUNMazZMbTB3RRAB&amp;d=17924085&amp;t=1",</text:p>
            <text:p text:style-name="Table_20_Contents"><text:s text:c="12"/>"googleMapsUri": "https://www.google.com/maps/reviews/data=!4m6!14m5!1m4!2m3!1sChdDSUhNMG9nS0VJQ0FnSUNMazZMbTB3RRAB!2m1!1s0x89c3cabdd72c97f1:0x8fff9b7591d0886c"</text:p>
            <text:p text:style-name="Table_20_Contents"><text:s text:c="8"/>},</text:p>
            <text:p text:style-name="Table_20_Contents"><text:s text:c="8"/>{</text:p>
            <text:p text:style-name="Table_20_Contents"><text:s text:c="12"/>"name": "places/ChIJ8Zcs173Kw4kRbIjQkXWb_48/reviews/ChdDSUhNMG9nS0VJQ0FnSURKLUxYU3BBRRAB",</text:p>
            <text:p text:style-name="Table_20_Contents"><text:soft-page-break/><text:s text:c="12"/>"relativePublishTimeDescription": "a year ago",</text:p>
            <text:p text:style-name="Table_20_Contents"><text:s text:c="12"/>"rating": 5,</text:p>
            <text:p text:style-name="Table_20_Contents"><text:s text:c="12"/>"text": {</text:p>
            <text:p text:style-name="Table_20_Contents"><text:s text:c="16"/>"text": "I recently had the pleasure of dining at Coral Bay Cafe, and I must say it was a great experience. The service was top-notch, with a friendly and attentive staff who went above and beyond to ensure our dining satisfaction.\n\nThe calamari was simply fantastic. It was cooked to perfection, crispy and golden. The oysters were fresh and delicious too. All the special appetizers were great. Thank you for a wonderful dinner.",</text:p>
            <text:p text:style-name="Table_20_Contents"><text:s text:c="16"/>"languageCode": "en"</text:p>
            <text:p text:style-name="Table_20_Contents"><text:s text:c="12"/>},</text:p>
            <text:p text:style-name="Table_20_Contents"><text:s text:c="12"/>"originalText": {</text:p>
            <text:p text:style-name="Table_20_Contents"><text:s text:c="16"/>"text": "I recently had the pleasure of dining at Coral Bay Cafe, and I must say it was a great experience. The service was top-notch, with a friendly and attentive staff who went above and beyond to ensure our dining satisfaction.\n\nThe calamari was simply fantastic. It was cooked to perfection, crispy and golden. The oysters were fresh and delicious too. All the special appetizers were great. Thank you for a wonderful dinner.",</text:p>
            <text:p text:style-name="Table_20_Contents"><text:s text:c="16"/>"languageCode": "en"</text:p>
            <text:p text:style-name="Table_20_Contents"><text:s text:c="12"/>},</text:p>
            <text:p text:style-name="Table_20_Contents"><text:soft-page-break/><text:s text:c="12"/>"authorAttribution": {</text:p>
            <text:p text:style-name="Table_20_Contents"><text:s text:c="16"/>"displayName": "Samantha Taranto",</text:p>
            <text:p text:style-name="Table_20_Contents"><text:s text:c="16"/>"uri": "https://www.google.com/maps/contrib/114516860346493521392/reviews",</text:p>
            <text:p text:style-name="Table_20_Contents"><text:s text:c="16"/>"photoUri": "https://lh3.googleusercontent.com/a-/ALV-UjUKKrX50MOKfbJMCHTzEbj-5dhEOmEJ_Wsx8GJJ4JdjJD1U4LGAnQ=s128-c0x00000000-cc-rp-mo-ba5"</text:p>
            <text:p text:style-name="Table_20_Contents"><text:s text:c="12"/>},</text:p>
            <text:p text:style-name="Table_20_Contents"><text:s text:c="12"/>"publishTime": "2023-07-10T19:14:16.178708Z",</text:p>
            <text:p text:style-name="Table_20_Contents"><text:s text:c="12"/>"flagContentUri": "https://www.google.com/local/review/rap/report?postId=ChdDSUhNMG9nS0VJQ0FnSURKLUxYU3BBRRAB&amp;d=17924085&amp;t=1",</text:p>
            <text:p text:style-name="Table_20_Contents"><text:s text:c="12"/>"googleMapsUri": "https://www.google.com/maps/reviews/data=!4m6!14m5!1m4!2m3!1sChdDSUhNMG9nS0VJQ0FnSURKLUxYU3BBRRAB!2m1!1s0x89c3cabdd72c97f1:0x8fff9b7591d0886c"</text:p>
            <text:p text:style-name="Table_20_Contents"><text:s text:c="8"/>},</text:p>
            <text:p text:style-name="Table_20_Contents"><text:s text:c="8"/>{</text:p>
            <text:p text:style-name="Table_20_Contents"><text:s text:c="12"/>"name": "places/ChIJ8Zcs173Kw4kRbIjQkXWb_48/reviews/ChZDSUhNMG9nS0VJQ0FnSURxaDd2N2FnEAE",</text:p>
            <text:p text:style-name="Table_20_Contents"><text:s text:c="12"/>"relativePublishTimeDe<text:soft-page-break/>scription": "a year ago",</text:p>
            <text:p text:style-name="Table_20_Contents"><text:s text:c="12"/>"rating": 5,</text:p>
            <text:p text:style-name="Table_20_Contents"><text:s text:c="12"/>"text": {</text:p>
            <text:p text:style-name="Table_20_Contents"><text:s text:c="16"/>"text": "This is an exceptional location on the bay. <text:s/>Surprising, romantic, amazingly tasty, cozy, not expensive for this level of cuisine. <text:s/>It is so delicious that there are no words! <text:s/>Cafe in a quiet residential area. <text:s/>Good for dinner! <text:s/>It is definitely worth a visit and you will definitely add it to your list of your favorite places!",</text:p>
            <text:p text:style-name="Table_20_Contents"><text:s text:c="16"/>"languageCode": "en"</text:p>
            <text:p text:style-name="Table_20_Contents"><text:s text:c="12"/>},</text:p>
            <text:p text:style-name="Table_20_Contents"><text:s text:c="12"/>"originalText": {</text:p>
            <text:p text:style-name="Table_20_Contents"><text:s text:c="16"/>"text": "This is an exceptional location on the bay. <text:s/>Surprising, romantic, amazingly tasty, cozy, not expensive for this level of cuisine. <text:s/>It is so delicious that there are no words! <text:s/>Cafe in a quiet residential area. <text:s/>Good for dinner! <text:s/>It is definitely worth a visit and you will definitely add it to your list of your favorite places!",</text:p>
            <text:p text:style-name="Table_20_Contents"><text:s text:c="16"/>"languageCode": "en"</text:p>
            <text:p text:style-name="Table_20_Contents"><text:s text:c="12"/>},</text:p>
            <text:p text:style-name="Table_20_Contents"><text:s text:c="12"/>"authorAttribution": {</text:p>
            <text:p text:style-name="Table_20_Contents"><text:s text:c="16"/>"displayName": "N Podpiska",</text:p>
            <text:p text:style-name="Table_20_Contents"><text:s text:c="16"/>"uri": "https://www.google.com/maps/contrib/115882728299545088998/reviews",</text:p>
            <text:p text:style-name="Table_20_Contents"><text:s text:c="16"/>"photoUri": "https://lh3.googleuserc<text:soft-page-break/>ontent.com/a-/ALV-UjWfemskW2115kEMwVnZ6zsnkeUPdJ1ZyP-41kiWuwGKA3HbbzJh=s128-c0x00000000-cc-rp-mo-ba3"</text:p>
            <text:p text:style-name="Table_20_Contents"><text:s text:c="12"/>},</text:p>
            <text:p text:style-name="Table_20_Contents"><text:s text:c="12"/>"publishTime": "2023-07-13T15:27:29.717979Z",</text:p>
            <text:p text:style-name="Table_20_Contents"><text:s text:c="12"/>"flagContentUri": "https://www.google.com/local/review/rap/report?postId=ChZDSUhNMG9nS0VJQ0FnSURxaDd2N2FnEAE&amp;d=17924085&amp;t=1",</text:p>
            <text:p text:style-name="Table_20_Contents"><text:s text:c="12"/>"googleMapsUri": "https://www.google.com/maps/reviews/data=!4m6!14m5!1m4!2m3!1sChZDSUhNMG9nS0VJQ0FnSURxaDd2N2FnEAE!2m1!1s0x89c3cabdd72c97f1:0x8fff9b7591d0886c"</text:p>
            <text:p text:style-name="Table_20_Contents"><text:s text:c="8"/>},</text:p>
            <text:p text:style-name="Table_20_Contents"><text:s text:c="8"/>{</text:p>
            <text:p text:style-name="Table_20_Contents"><text:s text:c="12"/>"name": "places/ChIJ8Zcs173Kw4kRbIjQkXWb_48/reviews/ChZDSUhNMG9nS0VJQ0FnSUNyZ2VEbmZ3EAE",</text:p>
            <text:p text:style-name="Table_20_Contents"><text:s text:c="12"/>"relativePublishTimeDescription": "9 months ago",</text:p>
            <text:p text:style-name="Table_20_Contents"><text:s text:c="12"/>"rating": 5,</text:p>
            <text:p text:style-name="Table_20_Contents"><text:s text:c="12"/>"text": {</text:p>
            <text:p text:style-name="Table_20_Contents"><text:s text:c="16"/>"text": "I found this place on Google maps and brought my fianc\u00e9e one day to try it out. The weather was perfect to sit outside and we arrived before it got crowded. We had an <text:soft-page-break/>amazing time. Our waitress was incredibly knowledgeable. Our food was delicious and our time spent was delightful. This place is a real gem, my fianc\u00e9e and I have been telling everyone we know about it since.",</text:p>
            <text:p text:style-name="Table_20_Contents"><text:s text:c="16"/>"languageCode": "en"</text:p>
            <text:p text:style-name="Table_20_Contents"><text:s text:c="12"/>},</text:p>
            <text:p text:style-name="Table_20_Contents"><text:s text:c="12"/>"originalText": {</text:p>
            <text:p text:style-name="Table_20_Contents"><text:s text:c="16"/>"text": "I found this place on Google maps and brought my fianc\u00e9e one day to try it out. The weather was perfect to sit outside and we arrived before it got crowded. We had an amazing time. Our waitress was incredibly knowledgeable. Our food was delicious and our time spent was delightful. This place is a real gem, my fianc\u00e9e and I have been telling everyone we know about it since.",</text:p>
            <text:p text:style-name="Table_20_Contents"><text:s text:c="16"/>"languageCode": "en"</text:p>
            <text:p text:style-name="Table_20_Contents"><text:s text:c="12"/>},</text:p>
            <text:p text:style-name="Table_20_Contents"><text:s text:c="12"/>"authorAttribution": {</text:p>
            <text:p text:style-name="Table_20_Contents"><text:s text:c="16"/>"displayName": "Jonathan Soto",</text:p>
            <text:p text:style-name="Table_20_Contents"><text:s text:c="16"/>"uri": "https://www.google.com/maps/contrib/107336797993259550786/reviews",</text:p>
            <text:p text:style-name="Table_20_Contents"><text:s text:c="16"/>"photoUri": "https://lh3.googleusercontent.com/a/ACg8ocIIxcqdnUMFLZqKH-D1qO_I_88vn53T0jupf0c8scaU_Ao7tg=s128-<text:soft-page-break/>c0x00000000-cc-rp-mo-ba3"</text:p>
            <text:p text:style-name="Table_20_Contents"><text:s text:c="12"/>},</text:p>
            <text:p text:style-name="Table_20_Contents"><text:s text:c="12"/>"publishTime": "2024-07-07T19:48:50.391937Z",</text:p>
            <text:p text:style-name="Table_20_Contents"><text:s text:c="12"/>"flagContentUri": "https://www.google.com/local/review/rap/report?postId=ChZDSUhNMG9nS0VJQ0FnSUNyZ2VEbmZ3EAE&amp;d=17924085&amp;t=1",</text:p>
            <text:p text:style-name="Table_20_Contents"><text:s text:c="12"/>"googleMapsUri": "https://www.google.com/maps/reviews/data=!4m6!14m5!1m4!2m3!1sChZDSUhNMG9nS0VJQ0FnSUNyZ2VEbmZ3EAE!2m1!1s0x89c3cabdd72c97f1:0x8fff9b7591d0886c"</text:p>
            <text:p text:style-name="Table_20_Contents"><text:s text:c="8"/>},</text:p>
            <text:p text:style-name="Table_20_Contents"><text:s text:c="8"/>{</text:p>
            <text:p text:style-name="Table_20_Contents"><text:s text:c="12"/>"name": "places/ChIJ8Zcs173Kw4kRbIjQkXWb_48/reviews/ChdDSUhNMG9nS0VJQ0FnSUN6dXFqTHJnRRAB",</text:p>
            <text:p text:style-name="Table_20_Contents"><text:s text:c="12"/>"relativePublishTimeDescription": "10 months ago",</text:p>
            <text:p text:style-name="Table_20_Contents"><text:s text:c="12"/>"rating": 4,</text:p>
            <text:p text:style-name="Table_20_Contents"><text:s text:c="12"/>"text": {</text:p>
            <text:p text:style-name="Table_20_Contents"><text:s text:c="16"/>"text": "Zero complaints regarding food quality, service, and atmosphere. The coral bay shrimp is delicious, but be wary of the specials. They charged me $60 for a stuffed bone-in veal chop special. Stick to the menu.",</text:p>
            <text:p text:style-name="Table_20_Contents"><text:s text:c="16"/>"languageCode": "en"</text:p>
            <text:p text:style-name="Table_20_Contents"><text:soft-page-break/><text:s text:c="12"/>},</text:p>
            <text:p text:style-name="Table_20_Contents"><text:s text:c="12"/>"originalText": {</text:p>
            <text:p text:style-name="Table_20_Contents"><text:s text:c="16"/>"text": "Zero complaints regarding food quality, service, and atmosphere. The coral bay shrimp is delicious, but be wary of the specials. They charged me $60 for a stuffed bone-in veal chop special. Stick to the menu.",</text:p>
            <text:p text:style-name="Table_20_Contents"><text:s text:c="16"/>"languageCode": "en"</text:p>
            <text:p text:style-name="Table_20_Contents"><text:s text:c="12"/>},</text:p>
            <text:p text:style-name="Table_20_Contents"><text:s text:c="12"/>"authorAttribution": {</text:p>
            <text:p text:style-name="Table_20_Contents"><text:s text:c="16"/>"displayName": "Joe Menendez",</text:p>
            <text:p text:style-name="Table_20_Contents"><text:s text:c="16"/>"uri": "https://www.google.com/maps/contrib/104036416297817868184/reviews",</text:p>
            <text:p text:style-name="Table_20_Contents"><text:s text:c="16"/>"photoUri": "https://lh3.googleusercontent.com/a-/ALV-UjU2_VTRx7s-Soiq0z1NJjGGLdGOoIVImLIGct1Le_KAiZvoGUDK=s128-c0x00000000-cc-rp-mo"</text:p>
            <text:p text:style-name="Table_20_Contents"><text:s text:c="12"/>},</text:p>
            <text:p text:style-name="Table_20_Contents"><text:s text:c="12"/>"publishTime": "2024-06-01T13:00:24.458536Z",</text:p>
            <text:p text:style-name="Table_20_Contents"><text:s text:c="12"/>"flagContentUri": "https://www.google.com/local/review/rap/report?postId=ChdDSUhNMG9nS0VJQ0FnSUN6dXFqTHJnRRAB&amp;d=17924085&amp;t=1",</text:p>
            <text:p text:style-name="Table_20_Contents"><text:s text:c="12"/>"googleMapsUri": "https://www.google.com/maps/reviews/data=!4m6!14m5!1m4!2m3!<text:soft-page-break/>1sChdDSUhNMG9nS0VJQ0FnSUN6dXFqTHJnRRAB!2m1!1s0x89c3cabdd72c97f1:0x8fff9b7591d0886c"</text:p>
            <text:p text:style-name="Table_20_Contents"><text:s text:c="8"/>}</text:p>
            <text:p text:style-name="Table_20_Contents"><text:s text:c="4"/>]</text:p>
          </table:table-cell>
        </table:table-row>
        <table:table-row>
          <table:table-cell table:style-name="Tabela1.A1" office:value-type="string">
            <text:p text:style-name="Table_20_Contents"/>
          </table:table-cell>
          <table:table-cell table:style-name="Tabela1.B49" office:value-type="string">
            <text:p text:style-name="P5">places.routingSummaries*</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B49" office:value-type="string">
            <text:p text:style-name="P5">places.servesBeer</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servesBreakfast</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B49" office:value-type="string">
            <text:p text:style-name="P5">places.servesBrunch</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B49" office:value-type="string">
            <text:p text:style-name="P5">places.servesCocktails</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servesCoffee</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servesDessert</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B49" office:value-type="string">
            <text:p text:style-name="P5">places.servesDinner</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A1" office:value-type="string">
            <text:p text:style-name="P5">places.servesLunch</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A1" office:value-type="string">
            <text:p text:style-name="P5">places.servesVegetarianFood</text:p>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P5">places.servesWine</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A1" office:value-type="string">
            <text:p text:style-name="P5">places.takeout</text:p>
          </table:table-cell>
          <table:table-cell table:style-name="Tabela1.A1" office:value-type="string">
            <text:p text:style-name="Table_20_Contents"/>
          </table:table-cell>
          <table:table-cell table:style-name="Tabela1.A1" office:value-type="string">
            <text:p text:style-name="P6">true</text:p>
          </table:table-cell>
        </table:table-row>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row>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cell table:style-name="Tabela1.A1"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2T09:32:35.405000000</meta:creation-date>
    <dc:date>2025-04-22T15:49:21.399000000</dc:date>
    <meta:editing-duration>PT3M</meta:editing-duration>
    <meta:editing-cycles>1</meta:editing-cycles>
    <meta:document-statistic meta:table-count="1" meta:image-count="0" meta:object-count="0" meta:page-count="22" meta:paragraph-count="548" meta:word-count="1672" meta:character-count="21508" meta:non-whitespace-character-count="13425"/>
    <meta:generator>LibreOffice/24.8.5.2$Windows_X86_64 LibreOffice_project/fddf2685c70b461e7832239a0162a77216259f22</meta:generator>
  </office:meta>
</office:document-meta>
</file>